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3a04d" officeooo:paragraph-rsid="0013a04d"/>
    </style:style>
    <style:style style:name="P2" style:family="paragraph" style:parent-style-name="Standard">
      <style:text-properties officeooo:paragraph-rsid="0013a04d"/>
    </style:style>
    <style:style style:name="P3" style:family="paragraph" style:parent-style-name="Text_20_body">
      <style:text-properties officeooo:rsid="0013a04d" officeooo:paragraph-rsid="0013a04d"/>
    </style:style>
    <style:style style:name="P4" style:family="paragraph" style:parent-style-name="Text_20_body">
      <style:text-properties officeooo:rsid="0015855a" officeooo:paragraph-rsid="0015855a"/>
    </style:style>
    <style:style style:name="P5" style:family="paragraph" style:parent-style-name="Text_20_body">
      <style:text-properties officeooo:rsid="0015855a" officeooo:paragraph-rsid="0016a797"/>
    </style:style>
    <style:style style:name="P6" style:family="paragraph" style:parent-style-name="Text_20_body">
      <style:text-properties officeooo:rsid="0018194f" officeooo:paragraph-rsid="0018194f"/>
    </style:style>
    <style:style style:name="P7" style:family="paragraph" style:parent-style-name="Text_20_body">
      <style:text-properties style:font-name="Liberation Serif" fo:font-size="12pt" officeooo:rsid="001a4723" officeooo:paragraph-rsid="001a4723" style:font-size-asian="10.5pt" style:font-size-complex="12pt"/>
    </style:style>
    <style:style style:name="P8" style:family="paragraph" style:parent-style-name="Text_20_body">
      <style:text-properties style:font-name="Liberation Serif" fo:font-size="12pt" officeooo:rsid="001b2c45" officeooo:paragraph-rsid="001b2c45" style:font-size-asian="10.5pt" style:font-size-complex="12pt"/>
    </style:style>
    <style:style style:name="P9" style:family="paragraph" style:parent-style-name="Standard">
      <style:text-properties officeooo:rsid="0013a04d" officeooo:paragraph-rsid="0013a04d"/>
    </style:style>
    <style:style style:name="P10" style:family="paragraph" style:parent-style-name="Standard">
      <style:text-properties officeooo:rsid="001ccadd" officeooo:paragraph-rsid="001ccadd"/>
    </style:style>
    <style:style style:name="P11" style:family="paragraph" style:parent-style-name="Heading_20_3">
      <style:text-properties style:font-name="Liberation Sans" fo:font-size="14pt" style:font-size-asian="14pt" style:font-size-complex="14pt"/>
    </style:style>
    <style:style style:name="T1" style:family="text">
      <style:text-properties officeooo:rsid="0013a04d"/>
    </style:style>
    <style:style style:name="T2" style:family="text">
      <style:text-properties style:text-position="super 58%"/>
    </style:style>
    <style:style style:name="T3" style:family="text">
      <style:text-properties style:font-name="sans-serif" fo:font-size="9.75pt"/>
    </style:style>
    <style:style style:name="T4" style:family="text">
      <style:text-properties style:font-name="sans-serif" fo:font-size="9.75pt" officeooo:rsid="0013a04d"/>
    </style:style>
    <style:style style:name="T5" style:family="text">
      <style:text-properties officeooo:rsid="0016a78f"/>
    </style:style>
    <style:style style:name="T6" style:family="text">
      <style:text-properties officeooo:rsid="0016a797"/>
    </style:style>
    <style:style style:name="T7" style:family="text">
      <style:text-properties officeooo:rsid="0019e46f"/>
    </style:style>
    <style:style style:name="T8" style:family="text">
      <style:text-properties officeooo:rsid="001df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February 9<text:span text:style-name="T2">th</text:span>, 2014</text:p>
      <text:p text:style-name="P1">Homework #4.B</text:p>
      <text:p text:style-name="P10">2 <text:span text:style-name="T8">hours</text:span></text:p>
      <text:p text:style-name="P1">Response to:</text:p>
      <text:p text:style-name="P2"><text:span text:style-name="T4">K. Chintalapudi, T. Fu, J. Paek, N. Kothari, S. Rangwala, J. Caffrey, R. Govindan, E. Johnson, and S. </text:span><text:span text:style-name="T3">Masri, </text:span>“<text:span text:style-name="T3">Monitoring Civil Structures with a Wireless Sensor Network</text:span>”<text:span text:style-name="T3">, IEEE Internet Computing, vol. 10, no 2, pp. 26-34, 2006. </text:span></text:p>
      <text:h text:style-name="Heading_20_3" text:outline-level="3">Summary</text:h>
      <text:p text:style-name="P3">This paper serves as a discussion about two wireless network deployments that a few researchers did. It brings up some results they found, and provides an argument in favor of using wireless sensor network for structural monitoring instead of their wired counter-parts. </text:p>
      <text:h text:style-name="Heading_20_3" text:outline-level="3"><text:span text:style-name="T1">G</text:span>oal</text:h>
      <text:p text:style-name="P3">Demonstrating the feasibility in deploying a wireless sensor network for structural monitoring would increase the scope that wireless sensor networks encompass, and could prove useful for civil engineering companies. To introduce WSNs to this industry, two example deployments/networks are shown.</text:p>
      <text:h text:style-name="Heading_20_3" text:outline-level="3"><text:span text:style-name="T1">D</text:span>o<text:span text:style-name="T1">ne</text:span></text:h>
      <text:p text:style-name="P4">Two sensor networks were designed: Wisden and netSHM. Wisden was designed as a long-term dynamic stucture monitor that would primarily sense vibration data, and could have its topology easily changed, and will likely be densely deployed. It was designed only to transmit data during an event. Each mote will be continuously sensing, keeping a running mean and standard deviation. When a data-point is received that exceeds a standard-deviation-based threshold, the mote then starts collecting, saving, and transmitting the data until the event subsides, reducing back down to a normal level. This is a common practice with wireless sensors, since radio usage is one of the largest power usages, it's typically best to send as the minimal amount of data possible. NetSHM was designed using some of the insights from Wisden, and was meant to be easier to program using Matlab or C. </text:p>
      <text:h text:style-name="Heading_20_3" text:outline-level="3"><text:span text:style-name="T1">F</text:span>ind<text:span text:style-name="T1">ings</text:span></text:h>
      <text:p text:style-name="P5">Wisden was deployed in a seismic test structure and a damaged building. It was found that Wisden was easy to setup, and that the wireless communication was lossy, but did not give any data comparisons to wired sensors that were deployed. <text:span text:style-name="T6">NetSHM</text:span> was <text:span text:style-name="T6">also</text:span> tested in the same seismic test structure as Wisden, and also in a scale mock stucture of the damaged building. The results were purely addressed in-lab, and indicated that the network worked as expected. One of the key design changes from Wisden was the addition of “Stargates,” which are the final collection points before data is sent to the PC backend. They tested that when one of the two stargates goes down, data is still transferre<text:span text:style-name="T5">d. Essentially, they tested the networks a little bit, and decided that they work.</text:span></text:p>
      <text:h text:style-name="Heading_20_3" text:outline-level="3"><text:span text:style-name="T1">F</text:span>ield <text:span text:style-name="T1">Impact</text:span></text:h>
      <text:p text:style-name="P6">The goal of this paper was to introduce wireless sensor networks to the civil engineering disc<text:span text:style-name="T7">i</text:span>plines for structural health monitoring <text:span text:style-name="T7">as comparable to wired sensor netork</text:span>. <text:span text:style-name="T7">With regards to an introduction, I'd say it was successful. But when it comes to a comparison between wired and wireless sensor networks with a convincing argument towards the wireless versions, the researchers did not do a great job. The effect of this paper on the field is minimal, providing only an additional </text:span><text:soft-page-break/><text:span text:style-name="T7">discussion topic on WSNs, and some more hardware that has some WSN implementations on them.</text:span></text:p>
      <text:h text:style-name="P11" text:outline-level="3">Discussion</text:h>
      <text:p text:style-name="P7">The researchers seemed to set out to convince readers that wireless sensor networks are an option for structural health monitoring, but failed to produce results indicating anything close to the matter. What the paper actually does is describe two WSN implementations with undefined success. It was weakly shown that the networks work. Wisden was said to have lots of packet losses along a single link, but the losses were not addressed in overall packet receipt, nor were they addressed in the second generation: netSHM. Further important and skipped over were the sensor data returns: was the data accurate? Did the non-continuous wireless sensors miss any important data that the wired sensors got? If WSNs are to be used as replacements for wired sensors, companies need to know if the WSNs are a true replacement; if the data isn't reliable, then the point behind having sensors in the first place is entirely invalid.</text:p>
      <text:p text:style-name="P8">In terms of work done, the WSNs discussed seemed to take a few of the problems with wireless motes into account: limited power and lossy transmission. What wasn't discussed was limited compute capabilities, but in the applications discussed, there wasn't much need to consider it. Transmissions were kept to a minimum to try and conserve power, and transmission retries were implimented in the NACK system. It was, however avoided how the motes sync times, and how transmission collisions are avo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22:11:23.024344310</meta:creation-date>
    <dc:date>2014-02-10T08:46:06.041871915</dc:date>
    <meta:editing-duration>PT1H28M21S</meta:editing-duration>
    <meta:editing-cycles>10</meta:editing-cycles>
    <meta:generator>LibreOffice/4.1.4.2$Linux_X86_64 LibreOffice_project/410m0$Build-2</meta:generator>
    <meta:document-statistic meta:table-count="0" meta:image-count="0" meta:object-count="0" meta:page-count="2" meta:paragraph-count="19" meta:word-count="738" meta:character-count="4557" meta:non-whitespace-character-count="3835"/>
  </office:meta>
</office:document-meta>
</file>